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master-page-name="Landscape">
      <style:paragraph-properties style:page-number="auto"/>
      <style:text-properties style:font-name="Liberation Serif" officeooo:paragraph-rsid="02d82664" style:text-scale="99%"/>
    </style:style>
    <style:style style:name="P28" style:family="paragraph" style:parent-style-name="Heading_20_1">
      <style:paragraph-properties fo:break-before="page"/>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7" text:outline-level="1">Данный файл содержит<text:span text:style-name="T1"> небольшие программы для <text:line-break/>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xml:id="id421984417"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8"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588378510"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653837083" text:style-name="L2">
              <text:list-item>
                <text:p text:style-name="P30"><text:span text:style-name="T5">П</text:span>олужирного</text:p>
              </text:list-item>
              <text:list-item>
                <text:p text:style-name="P30"><text:soft-page-break/><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49mm" fo:margin-left="0mm" fo:margin-right="0mm" fo:margin-bottom="4.5mm" fo:background-color="transparent" style:dynamic-spacing="false" draw:fill="none" draw:fill-color="#729fcf"/>
      </style:header-style>
      <style:footer-style>
        <style:header-footer-properties fo:min-height="8.48mm" fo:margin-left="0mm" fo:margin-right="0mm" fo:margin-top="3.49mm" fo:background-color="transparent" style:dynamic-spacing="false" draw:fill="none" draw:fill-color="#729fcf"/>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2H17M48S</meta:editing-duration>
    <meta:editing-cycles>829</meta:editing-cycles>
    <meta:generator>LibreOffice/6.1.4.2$Linux_X86_64 LibreOffice_project/9d0f32d1f0b509096fd65e0d4bec26ddd1938fd3</meta:generator>
    <dc:date>2019-04-30T16:30:23.092073925</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sCmdID   = "vnd.sun.star.script:Publishing.Documents.setDimensions?language=Basic&amp;location=application"
  sCmdLable = "⍁"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